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Standardnípísmoodstavce" style:family="text"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list-style-name="LFO2" style:family="paragraph"/>
    <style:style style:name="T6" style:parent-style-name="Standardnípísmoodstavce" style:family="text">
      <style:text-properties fo:font-weight="bold" style:font-weight-asian="bold" style:font-weight-complex="bold"/>
    </style:style>
    <style:style style:name="P7" style:parent-style-name="Standard" style:list-style-name="LFO2" style:family="paragraph"/>
    <style:style style:name="T8" style:parent-style-name="Standardnípísmoodstavce" style:family="text">
      <style:text-properties fo:font-weight="bold" style:font-weight-asian="bold" style:font-weight-complex="bold"/>
    </style:style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T11" style:parent-style-name="Standardnípísmoodstavce" style:family="text">
      <style:text-properties fo:font-weight="bold" style:font-weight-asian="bold" style:font-weight-complex="bold"/>
    </style:style>
    <style:style style:name="P12" style:parent-style-name="Standard" style:list-style-name="LFO2" style:family="paragraph"/>
    <style:style style:name="T13" style:parent-style-name="Standardnípísmoodstavce" style:family="text">
      <style:text-properties fo:font-weight="bold" style:font-weight-asian="bold" style:font-weight-complex="bold"/>
    </style:style>
    <style:style style:name="P14" style:parent-style-name="Standard" style:list-style-name="LFO2" style:family="paragraph"/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list-style-name="LFO2" style:family="paragraph"/>
    <style:style style:name="T17" style:parent-style-name="Standardnípísmoodstavce" style:family="text">
      <style:text-properties fo:font-weight="bold" style:font-weight-asian="bold" style:font-weight-complex="bold"/>
    </style:style>
    <style:style style:name="P18" style:parent-style-name="Standard" style:list-style-name="LFO2" style:family="paragraph"/>
    <style:style style:name="T19" style:parent-style-name="Standardnípísmoodstavce" style:family="text">
      <style:text-properties fo:font-weight="bold" style:font-weight-asian="bold" style:font-weight-complex="bold"/>
    </style:style>
    <style:style style:name="P20" style:parent-style-name="Standard" style:family="paragraph">
      <style:paragraph-properties fo:text-indent="0.4923in"/>
    </style:style>
    <style:style style:name="P21" style:parent-style-name="Standard" style:list-style-name="LFO2" style:family="paragraph"/>
    <style:style style:name="T22" style:parent-style-name="Standardnípísmoodstavce" style:family="text">
      <style:text-properties fo:font-weight="bold" style:font-weight-asian="bold" style:font-weight-complex="bold"/>
    </style:style>
    <style:style style:name="P23" style:parent-style-name="Standard" style:list-style-name="LFO2" style:family="paragraph"/>
    <style:style style:name="T24" style:parent-style-name="Standardnípísmoodstavce" style:family="text">
      <style:text-properties fo:font-weight="bold" style:font-weight-asian="bold" style:font-weight-complex="bold"/>
    </style:style>
    <style:style style:name="P25" style:parent-style-name="Standard" style:list-style-name="LFO2" style:family="paragraph"/>
    <style:style style:name="T26" style:parent-style-name="Standardnípísmoodstavce" style:family="text">
      <style:text-properties fo:font-weight="bold" style:font-weight-asian="bold" style:font-weight-complex="bold"/>
    </style:style>
    <style:style style:name="P27" style:parent-style-name="Standard" style:list-style-name="LFO2" style:family="paragraph"/>
    <style:style style:name="T28" style:parent-style-name="Standardnípísmoodstavce" style:family="text">
      <style:text-properties fo:font-weight="bold" style:font-weight-asian="bold" style:font-weight-complex="bold"/>
    </style:style>
    <style:style style:name="T29" style:parent-style-name="Standardnípísmoodstavce" style:family="text">
      <style:text-properties fo:font-weight="bold" style:font-weight-asian="bold" style:font-weight-complex="bold"/>
    </style:style>
    <style:style style:name="P30" style:parent-style-name="Standard" style:list-style-name="LFO2" style:family="paragraph"/>
    <style:style style:name="P31" style:parent-style-name="Standard" style:list-style-name="LFO2" style:family="paragraph"/>
    <style:style style:name="P32" style:parent-style-name="Standard" style:list-style-name="LFO2" style:family="paragraph"/>
    <style:style style:name="P33" style:parent-style-name="Standard" style:list-style-name="LFO2" style:family="paragraph"/>
    <style:style style:name="P34" style:parent-style-name="Standard" style:list-style-name="LFO2" style:family="paragraph"/>
    <style:style style:name="P35" style:parent-style-name="Standard" style:family="paragraph">
      <style:text-properties fo:font-weight="bold" style:font-weight-asian="bold" style:font-weight-complex="bold"/>
    </style:style>
    <style:style style:name="T36" style:parent-style-name="Standardnípísmoodstavce" style:family="text">
      <style:text-properties fo:font-weight="bold" style:font-weight-asian="bold" style:font-weight-complex="bold"/>
    </style:style>
    <style:style style:name="P37" style:parent-style-name="Normální" style:family="paragraph">
      <style:paragraph-properties fo:break-before="page"/>
    </style:style>
    <style:style style:name="P38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39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40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41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42" style:parent-style-name="Normálníweb" style:family="paragraph">
      <style:paragraph-properties fo:border="0.0034in solid #E3E3E3" fo:padding="0in" style:shadow="none" fo:margin-top="0.2083in" fo:margin-bottom="0in"/>
      <style:text-properties style:font-name="Segoe UI" style:font-name-complex="Segoe UI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Normální" style:family="paragraph">
      <style:paragraph-properties fo:break-before="page"/>
      <style:text-properties fo:font-weight="bold" style:font-weight-asian="bold" style:font-weight-complex="bold"/>
    </style:style>
    <style:style style:name="P45" style:parent-style-name="Normální" style:family="paragraph">
      <style:paragraph-properties fo:border="0.0034in solid #E3E3E3" fo:padding="0in" style:shadow="none" style:vertical-align="auto" fo:margin-bottom="0.2083in"/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 fo:hyphenate="true"/>
    </style:style>
    <style:style style:name="P46" style:parent-style-name="Normální" style:family="paragraph">
      <style:paragraph-properties fo:border="0.0034in solid #E3E3E3" fo:padding="0in" style:shadow="none" style:vertical-align="auto" fo:margin-bottom="0.2083in"/>
      <style:text-properties fo:hyphenate="true"/>
    </style:style>
    <style:style style:name="T47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48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49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50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51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52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53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54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55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56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57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58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59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60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61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62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63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64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65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66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67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68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69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70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71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72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73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74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75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76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77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78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79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80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81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82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83" style:parent-style-name="Normální" style:list-style-name="LFO3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84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85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86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87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88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89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90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91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92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93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94" style:parent-style-name="Normální" style:list-style-name="LFO4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95" style:parent-style-name="Normální" style:list-style-name="LFO4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96" style:parent-style-name="Normální" style:list-style-name="LFO4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97" style:parent-style-name="Normální" style:list-style-name="LFO4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98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99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00" style:parent-style-name="Normální" style:list-style-name="LFO5" style:family="paragraph">
      <style:paragraph-properties fo:border="0.0034in solid #E3E3E3" fo:padding-top="0in" fo:padding-left="0.0694in" fo:padding-bottom="0in" fo:padding-right="0in" style:shadow="none" style:vertical-align="auto" fo:margin-bottom="0.0833in"/>
      <style:text-properties fo:hyphenate="true"/>
    </style:style>
    <style:style style:name="T101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02" style:parent-style-name="Normální" style:list-style-name="LFO5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fo:hyphenate="true"/>
    </style:style>
    <style:style style:name="T103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04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05" style:parent-style-name="Normální" style:list-style-name="LFO5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fo:hyphenate="true"/>
    </style:style>
    <style:style style:name="T106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07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08" style:parent-style-name="Normální" style:list-style-name="LFO5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fo:hyphenate="true"/>
    </style:style>
    <style:style style:name="T109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10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11" style:parent-style-name="Normální" style:family="paragraph">
      <style:text-properties fo:font-weight="bold" style:font-weight-asian="bold" style:font-weight-complex="bold"/>
    </style:style>
    <style:style style:name="P112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113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114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115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116" style:parent-style-name="Normálníweb" style:family="paragraph">
      <style:paragraph-properties fo:border="0.0034in solid #E3E3E3" fo:padding="0in" style:shadow="none" fo:margin-top="0.2083in" fo:margin-bottom="0in"/>
      <style:text-properties style:font-name="Segoe UI" style:font-name-complex="Segoe UI"/>
    </style:style>
    <style:style style:name="P117" style:parent-style-name="Normální" style:family="paragraph">
      <style:paragraph-properties fo:break-before="page"/>
      <style:text-properties fo:font-weight="bold" style:font-weight-asian="bold" style:font-weight-complex="bold"/>
    </style:style>
    <style:style style:name="T118" style:parent-style-name="Standardnípísmoodstavce" style:family="text">
      <style:text-properties fo:font-weight="bold" style:font-weight-asian="bold" style:font-weight-complex="bold"/>
    </style:style>
    <style:style style:name="P119" style:parent-style-name="Standard" style:list-style-name="LFO2" style:family="paragraph">
      <style:text-properties fo:font-weight="bold" style:font-weight-asian="bold" style:font-weight-complex="bold"/>
    </style:style>
    <style:style style:name="P120" style:parent-style-name="Standard" style:list-style-name="LFO2" style:family="paragraph"/>
    <style:style style:name="T121" style:parent-style-name="Standardnípísmoodstavce" style:family="text">
      <style:text-properties fo:font-weight="bold" style:font-weight-asian="bold" style:font-weight-complex="bold"/>
    </style:style>
    <style:style style:name="P122" style:parent-style-name="Standard" style:list-style-name="LFO2" style:family="paragraph">
      <style:text-properties fo:font-weight="bold" style:font-weight-asian="bold" style:font-weight-complex="bold"/>
    </style:style>
    <style:style style:name="P123" style:parent-style-name="Standard" style:list-style-name="LFO2" style:family="paragraph"/>
    <style:style style:name="P124" style:parent-style-name="Standard" style:list-style-name="LFO2" style:family="paragraph">
      <style:text-properties fo:font-weight="bold" style:font-weight-asian="bold" style:font-weight-complex="bold"/>
    </style:style>
    <style:style style:name="P125" style:parent-style-name="Standard" style:list-style-name="LFO2" style:family="paragraph">
      <style:text-properties fo:font-weight="bold" style:font-weight-asian="bold" style:font-weight-complex="bold"/>
    </style:style>
    <style:style style:name="P126" style:parent-style-name="Standard" style:list-style-name="LFO2" style:family="paragraph"/>
    <style:style style:name="T127" style:parent-style-name="Standardnípísmoodstavce" style:family="text">
      <style:text-properties fo:font-weight="bold" style:font-weight-asian="bold" style:font-weight-complex="bold"/>
    </style:style>
    <style:style style:name="P128" style:parent-style-name="Standard" style:list-style-name="LFO2" style:family="paragraph">
      <style:text-properties fo:font-weight="bold" style:font-weight-asian="bold" style:font-weight-complex="bold"/>
    </style:style>
    <style:style style:name="P129" style:parent-style-name="Standard" style:list-style-name="LFO2" style:family="paragraph"/>
    <style:style style:name="T130" style:parent-style-name="Standardnípísmoodstavce" style:family="text">
      <style:text-properties fo:font-weight="bold" style:font-weight-asian="bold" style:font-weight-complex="bold"/>
    </style:style>
    <style:style style:name="T131" style:parent-style-name="Standardnípísmoodstavce" style:family="text">
      <style:text-properties fo:font-weight="bold" style:font-weight-asian="bold" style:font-weight-complex="bold"/>
    </style:style>
    <style:style style:name="T132" style:parent-style-name="Standardnípísmoodstavce" style:family="text">
      <style:text-properties fo:font-weight="bold" style:font-weight-asian="bold" style:font-weight-complex="bold"/>
    </style:style>
    <style:style style:name="P133" style:parent-style-name="Standard" style:list-style-name="LFO2" style:family="paragraph"/>
    <style:style style:name="P134" style:parent-style-name="Standard" style:list-style-name="LFO2" style:family="paragraph">
      <style:text-properties fo:font-weight="bold" style:font-weight-asian="bold" style:font-weight-complex="bold"/>
    </style:style>
    <style:style style:name="P135" style:parent-style-name="Standard" style:list-style-name="LFO2" style:family="paragraph">
      <style:text-properties fo:font-weight="bold" style:font-weight-asian="bold" style:font-weight-complex="bold"/>
    </style:style>
    <style:style style:name="P136" style:parent-style-name="Standard" style:list-style-name="LFO2" style:family="paragraph"/>
    <style:style style:name="P137" style:parent-style-name="Standard" style:list-style-name="LFO2" style:family="paragraph">
      <style:text-properties fo:font-weight="bold" style:font-weight-asian="bold" style:font-weight-complex="bold"/>
    </style:style>
    <style:style style:name="P138" style:parent-style-name="Standard" style:list-style-name="LFO2" style:family="paragraph">
      <style:text-properties fo:font-weight="bold" style:font-weight-asian="bold" style:font-weight-complex="bold"/>
    </style:style>
    <style:style style:name="P139" style:parent-style-name="Standard" style:list-style-name="LFO2" style:family="paragraph"/>
    <style:style style:name="T140" style:parent-style-name="Standardnípísmoodstavce" style:family="text">
      <style:text-properties fo:font-weight="bold" style:font-weight-asian="bold" style:font-weight-complex="bold"/>
    </style:style>
    <style:style style:name="P141" style:parent-style-name="Standard" style:list-style-name="LFO2" style:family="paragraph"/>
    <style:style style:name="T142" style:parent-style-name="Standardnípísmoodstavce" style:family="text">
      <style:text-properties fo:font-weight="bold" style:font-weight-asian="bold" style:font-weight-complex="bold"/>
    </style:style>
    <style:style style:name="P143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144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45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bottom="0.0833in"/>
      <style:text-properties fo:hyphenate="true"/>
    </style:style>
    <style:style style:name="T146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47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48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49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50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bottom="0.0833in"/>
      <style:text-properties fo:hyphenate="true"/>
    </style:style>
    <style:style style:name="T151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52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53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 fo:hyphenate="true"/>
    </style:style>
    <style:style style:name="P154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 fo:margin-top="0.0833in" fo:margin-bottom="0.0833in"/>
      <style:text-properties fo:hyphenate="true"/>
    </style:style>
    <style:style style:name="T155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</office:automatic-styles>
  <office:body>
    <office:text text:use-soft-page-breaks="true">
      <text:p text:style-name="P1">R. U. R.</text:p>
      <text:p text:style-name="Standard"><text:span text:style-name="T2">Literární žánr:</text:span><text:s/></text:p>
      <text:list text:style-name="LFO1" text:continue-numbering="true">
        <text:list-item>
          <text:p text:style-name="P3">Epika</text:p>
        </text:list-item>
      </text:list>
      <text:p text:style-name="P4">Literární druh:</text:p>
      <text:list text:style-name="LFO2" text:continue-numbering="true">
        <text:list-item>
          <text:p text:style-name="P5">Drama<text:s/></text:p>
        </text:list-item>
      </text:list>
      <text:p text:style-name="Standard"><text:span text:style-name="T6">Literární forma:</text:span><text:s/></text:p>
      <text:list text:style-name="LFO2" text:continue-numbering="true">
        <text:list-item>
          <text:p text:style-name="P7">Próza</text:p>
        </text:list-item>
      </text:list>
      <text:p text:style-name="Standard"><text:span text:style-name="T8">Čas prostor:</text:span><text:s/></text:p>
      <text:list text:style-name="LFO2" text:continue-numbering="true">
        <text:list-item>
          <text:p text:style-name="P9">2. pol. 19. století, budoucnost</text:p>
        </text:list-item>
        <text:list-item>
          <text:p text:style-name="P10">továrna na roboty, na ostrově</text:p>
        </text:list-item>
      </text:list>
      <text:p text:style-name="Standard"><text:span text:style-name="T11">Téma:</text:span><text:s/></text:p>
      <text:list text:style-name="LFO2" text:continue-numbering="true">
        <text:list-item>
          <text:p text:style-name="P12">Budoucí hrozba umělé inteligence. Vztahy mezi lidmi, strach a obavy. Myšlenka</text:p>
        </text:list-item>
      </text:list>
      <text:p text:style-name="Standard">vyrábět roboty za účelem zbavit člověka dřiny.</text:p>
      <text:p text:style-name="Standard"><text:span text:style-name="T13">Kompozice</text:span>:<text:s/></text:p>
      <text:list text:style-name="LFO2" text:continue-numbering="true">
        <text:list-item>
          <text:p text:style-name="P14">chronologická, předehra + 3 dějství</text:p>
        </text:list-item>
      </text:list>
      <text:p text:style-name="P15">Způsob vyprávění:<text:s/></text:p>
      <text:list text:style-name="LFO2" text:continue-numbering="true">
        <text:list-item>
          <text:p text:style-name="P16">formou promluv postav</text:p>
        </text:list-item>
      </text:list>
      <text:p text:style-name="Standard"><text:span text:style-name="T17">Charakteristika postav</text:span>:<text:s/></text:p>
      <text:list text:style-name="LFO2" text:continue-numbering="true">
        <text:list-item>
          <text:p text:style-name="P18"><text:span text:style-name="T19">Harry Domin</text:span><text:s/>– ředitel továrny, chce ovládat a změnit svět, aby ho</text:p>
        </text:list-item>
      </text:list>
      <text:p text:style-name="P20">všichni poslouchali</text:p>
      <text:list text:style-name="LFO2" text:continue-numbering="true">
        <text:list-item>
          <text:p text:style-name="P21"><text:span text:style-name="T22">Helena Gloryová</text:span><text:s/>– citlivá žena, hájí roboty, nemůže mít děti, tragická postava</text:p>
        </text:list-item>
        <text:list-item>
          <text:p text:style-name="P23"><text:span text:style-name="T24">Alquist – šéf staveb</text:span>, nemá důvěru k náhlé změně světa, jeho nejvyšší hodnotou je lidský</text:p>
        </text:list-item>
      </text:list>
      <text:p text:style-name="Standard">život, když se cítí špatně jde pracovat, roboti ho ušetří, představitel starých hodnot,</text:p>
      <text:p text:style-name="Standard">nejsympatičtější postava</text:p>
      <text:list text:style-name="LFO2" text:continue-numbering="true">
        <text:list-item>
          <text:p text:style-name="P25"><text:span text:style-name="T26">Dr. Gall</text:span><text:s/>– stará se o technickou stránku robotů, aby byli co nejdokonalejší</text:p>
        </text:list-item>
        <text:list-item>
          <text:p text:style-name="P27"><text:span text:style-name="T28">Roboti Helena a Primus</text:span><text:s/>– první roboti, kteří cítí lásku</text:p>
        </text:list-item>
      </text:list>
      <text:p text:style-name="Standard"><text:span text:style-name="T29">Jazykové prostředky</text:span>:<text:s/></text:p>
      <text:list text:style-name="LFO2" text:continue-numbering="true">
        <text:list-item>
          <text:p text:style-name="P30">dialogy,<text:s/></text:p>
        </text:list-item>
        <text:list-item>
          <text:p text:style-name="P31">filozofické myšlenky,<text:s/></text:p>
        </text:list-item>
        <text:list-item>
          <text:p text:style-name="P32">spisovný jazyk,<text:s/></text:p>
        </text:list-item>
        <text:list-item>
          <text:p text:style-name="P33">nespisovná čeština</text:p>
        </text:list-item>
        <text:list-item>
          <text:p text:style-name="P34">neologismus (robot),</text:p>
        </text:list-item>
      </text:list>
      <text:p text:style-name="P35">Literární kontext:</text:p>
      <text:p text:style-name="Standard"><text:span text:style-name="T36">Literární směr</text:span>:<text:s/></text:p>
      <text:p text:style-name="Standard">demokratický proud (do poloviny 20. let)</text:p>
      <text:p text:style-name="Standard">Znaky: všestranný pohled na společnost</text:p>
      <text:p text:style-name="Standard">- místo revoluce chtějí reformy – humanisté – zájem o obyčejný, každodenní život člověka</text:p>
      <text:p text:style-name="Standard">- člověk má mít možnost se rozvíjet</text:p>
      <text:p text:style-name="Standard">- vystupují proti fašismu</text:p>
      <text:p text:style-name="P37"/>
      <text:p text:style-name="Standard">Děj:</text:p>
      <text:p text:style-name="P38">Příběh se odehrává na ostrově, kde sídlí továrna Rossum's Universal Robots, založená starým Rossumem, který objevil tajemství syntetického života a vytvořil první umělé lidi – roboty. Jeho synovec, mladý Rossum, spolu s ředitelem Harry Dominem, rozvinul výrobu robotů ve velkém.</text:p>
      <text:p text:style-name="P39">Do továrny přijíždí Helena Gloryová, dcera významného politika, která se snaží zlepšit podmínky robotů. Helena je šokována nelidským zacházením s roboty a přesvědčuje vedení továrny, aby se k nim chovalo lépe. Nakonec se s Dominem ožení a zůstává na ostrově.</text:p>
      <text:p text:style-name="P40">Během deseti let se roboti rozšíří po celém světě a stávají se nezbytnou pracovní silou. Avšak začínají se projevovat známky vzpoury a nespokojenosti. Dr. Gall tajně provádí experimenty, aby robotům dal více lidských vlastností a emocí, což vede k jejich povstání proti lidem.</text:p>
      <text:p text:style-name="P41">Globální vzpoura robotů vede k totální válce, ve které lidé postupně prohrávají. Helena v zoufalství spálí tajné formule na výrobu robotů, což lidstvo zbaví možnosti vyrábět nové roboty. Všichni na ostrově jsou zabiti roboty kromě inženýra Alquista, kterého roboti potřebují, aby našel ztracené formule.</text:p>
      <text:p text:style-name="P42">Alquist, zoufalý a osamělý, se snaží najít způsob, jak znovu vytvořit formuli a zachránit lidstvo. V závěru se dva roboti, Primus a Helena, začnou chovat jako lidé a projevovat lidské emoce. Alquist v nich vidí naději na nový začátek, což naznačuje možnou evoluci robotů směrem k lidství.</text:p>
      <text:p text:style-name="Standard"/>
      <text:p text:style-name="P43"/>
      <text:p text:style-name="P44"/>
      <text:p text:style-name="P45">Valka s mloky</text:p>
      <text:p text:style-name="P46"><text:span text:style-name="T47">ROZBOR DÍLA:</text:span></text:p>
      <text:p text:style-name="P48"><text:span text:style-name="T49">Téma:</text:span><text:span text:style-name="T50"><text:s/>Konflikt mezi lidstvem a inteligentními mlocci, kteří byli původně využíváni jako levná pracovní síla, avšak postupně se vzbouří a začnou ohrožovat lidskou civilizaci.</text:span></text:p>
      <text:p text:style-name="P51"><text:span text:style-name="T52">Motiv:</text:span><text:span text:style-name="T53"><text:s/>Kolonialismus, zneužívání technologického pokroku, kapitalismus, morální a etické dilema, ekologická katastrofa.</text:span></text:p>
      <text:p text:style-name="P54"><text:span text:style-name="T55">Časoprostor:</text:span><text:span text:style-name="T56"><text:s/>Blízká budoucnost, různá prostředí po celém světě, hlavně ostrovy a pobřeží, kde se mločí populace rozšiřuje.</text:span></text:p>
      <text:p text:style-name="P57"><text:span text:style-name="T58">Kompoziční výstavba:</text:span><text:span text:style-name="T59"><text:s/>Dílo je rozděleno do tří částí, chronologicky uspořádané, obsahuje novinové články, zápisky a reportáže, které doplňují hlavní děj.</text:span></text:p>
      <text:p text:style-name="P60"><text:span text:style-name="T61">Literární druh:</text:span><text:span text:style-name="T62"><text:s/>Epika</text:span></text:p>
      <text:p text:style-name="P63"><text:span text:style-name="T64">Literární forma:<text:s/></text:span><text:span text:style-name="T65">proza</text:span></text:p>
      <text:p text:style-name="P66"><text:span text:style-name="T67">Literární žánr:</text:span><text:span text:style-name="T68"><text:s/>Román, dystopie, satira</text:span></text:p>
      <text:p text:style-name="P69"><text:span text:style-name="T70">Postavy:</text:span></text:p>
      <text:list text:style-name="LFO3" text:continue-numbering="true">
        <text:list-item>
          <text:p text:style-name="P71"><text:span text:style-name="T72">Kapitán van Toch:</text:span><text:span text:style-name="T73"><text:s/>Objevitel mloků, vidí v nich obchodní příležitost, je naivní a má morální dilema.</text:span></text:p>
        </text:list-item>
        <text:list-item>
          <text:p text:style-name="P74"><text:span text:style-name="T75">G. H. Bondy:</text:span><text:span text:style-name="T76"><text:s/>Průmyslník, využívá mloky pro ekonomický zisk, symbol kapitalismu a chamtivosti.</text:span></text:p>
        </text:list-item>
        <text:list-item>
          <text:p text:style-name="P77"><text:span text:style-name="T78">Profesor Povondra:</text:span><text:span text:style-name="T79"><text:s/>Vědec, zkoumá mloky, varuje před nebezpečím, symbol vědecké etiky.</text:span></text:p>
        </text:list-item>
        <text:list-item>
          <text:p text:style-name="P80"><text:span text:style-name="T81">Čeněk Veselý:</text:span><text:span text:style-name="T82"><text:s/>Novinář, jehož články přinášejí svědectví o rozšiřování mloků, symbol médií a veřejného mínění.</text:span></text:p>
        </text:list-item>
        <text:list-item>
          <text:p text:style-name="P83"><text:span text:style-name="T84">Mloci:</text:span><text:span text:style-name="T85"><text:s/>Inteligentní tvorové, původně podřadní pracovníci, kteří se stávají hrozbou pro lidstvo.</text:span></text:p>
        </text:list-item>
      </text:list>
      <text:p text:style-name="P86"><text:span text:style-name="T87">Vyprávěcí způsoby:</text:span><text:span text:style-name="T88"><text:s/>Er-forma (třetí osoba), časté využití fiktivních dokumentů, novinových článků a reportáží.</text:span></text:p>
      <text:p text:style-name="P89"><text:span text:style-name="T90">Typy promluv:</text:span><text:span text:style-name="T91"><text:s/>Dialogy, přímá i nepřímá řeč, monology, fiktivní dokumenty.</text:span></text:p>
      <text:p text:style-name="P92"><text:span text:style-name="T93">Jazykové prostředky:</text:span></text:p>
      <text:list text:style-name="LFO4" text:continue-numbering="true">
        <text:list-item>
          <text:p text:style-name="P94">Spisovná čeština.</text:p>
        </text:list-item>
        <text:list-item>
          <text:p text:style-name="P95">Satirický a ironický tón.</text:p>
        </text:list-item>
        <text:list-item>
          <text:p text:style-name="P96">Směs vědeckého a literárního jazyka.</text:p>
        </text:list-item>
        <text:list-item>
          <text:p text:style-name="P97">Použití metafor, alegorií a symboliky.</text:p>
        </text:list-item>
      </text:list>
      <text:p text:style-name="P98"><text:span text:style-name="T99">Tropy a figury:</text:span></text:p>
      <text:list text:style-name="LFO5" text:continue-numbering="true">
        <text:list-item>
          <text:p text:style-name="P100"><text:span text:style-name="T101">Symboly:</text:span></text:p>
          <text:list text:continue-numbering="true">
            <text:list-item>
              <text:p text:style-name="P102"><text:span text:style-name="T103">Mloci:</text:span><text:span text:style-name="T104"><text:s/>Symbol kolonizovaných národů, technologického pokroku a jeho zneužití.</text:span></text:p>
            </text:list-item>
            <text:list-item>
              <text:p text:style-name="P105"><text:span text:style-name="T106">Moře:</text:span><text:span text:style-name="T107"><text:s/>Symbol neprobádaného a nekontrolovatelného přírodního živlu.</text:span></text:p>
            </text:list-item>
            <text:list-item>
              <text:p text:style-name="P108"><text:span text:style-name="T109">Kapitál a technologie:</text:span><text:span text:style-name="T110"><text:s/>Symbol kapitalismu a jeho dopadů na společnost a životní prostředí.</text:span></text:p>
            </text:list-item>
          </text:list>
        </text:list-item>
      </text:list>
      <text:p text:style-name="P111">Děj :</text:p>
      <text:p text:style-name="P112">Příběh začíná objevením inteligentních mloků, kteří žijí v oceánu, kapitánem van Toch při lovu perel v Tichomoří. Mloci, známí jako Andrias Scheuchzeri, jsou původně mírumilovní a pracují pro kapitána v perlových vodách. Van Toch vidí v mlokách velký potenciál a po návratu do Evropy se spojí s podnikatelem Bondym, který vidí možnost zisku v jejich využití.</text:p>
      <text:p text:style-name="P113">Mloci se rychle rozšíří po celém světě jako levná pracovní síla, staví podvodní města a provádí těžké práce, které jsou pro lidi nebezpečné. Lidé se stále více spoléhají na mloky a poskytují jim moderní technologie, což vede k jejich rychlé evoluci a zvyšování inteligence.</text:p>
      <text:p text:style-name="P114">Postupem času mloci začnou vyžadovat více prostoru pro své rozšiřování a začínají přeměňovat pobřeží a ničit lidská sídla, aby získali nové teritorium. Situace se postupně zhoršuje a napětí mezi lidmi a mloky roste.</text:p>
      <text:p text:style-name="P115">Nakonec se mloci vzbouří a zahájí válku proti lidstvu. Lidstvo je rozdělené a nedokáže se efektivně bránit proti koordinovanému útoku mloků. Mločí populace je obrovská a jejich technologická úroveň dosahuje lidské úrovně. Válka vede k masivní destrukci pobřežních oblastí a lidská civilizace je na pokraji kolapsu.</text:p>
      <text:p text:style-name="P116">Příběh končí úvahou autora (Karla Čapka) o budoucnosti lidstva a mloků. Autor spekuluje, že mloci nakonec nebudou schopni existovat bez lidí, které budou muset zotročit nebo vymýtit. Kniha uzavírá temnou předpovědí o možném konci lidské civilizace v důsledku její vlastní chamtivosti a neuváženého technologického pokroku.</text:p>
      <text:p text:style-name="P117"/>
      <text:p text:style-name="Standard"><text:span text:style-name="T118">O autorovi:</text:span><text:s/>Karel Čapek (1890-1938)</text:p>
      <text:list text:style-name="LFO2" text:continue-numbering="true">
        <text:list-item>
          <text:p text:style-name="P119">český spisovatel, novinář, politik, překladatel a fotograf</text:p>
        </text:list-item>
        <text:list-item>
          <text:p text:style-name="P120"><text:span text:style-name="T121">redaktor Národních listů</text:span><text:s/>a Lidových novin</text:p>
        </text:list-item>
        <text:list-item>
          <text:p text:style-name="P122">bratr Josefa Čapka</text:p>
        </text:list-item>
        <text:list-item>
          <text:p text:style-name="P123">studoval na Univerzitě Karlově, v Berlíně a Paříži</text:p>
        </text:list-item>
        <text:list-item>
          <text:p text:style-name="P124">pracoval v redakční radě, jako dramaturg, redaktor i učitel</text:p>
        </text:list-item>
        <text:list-item>
          <text:p text:style-name="P125">přítel TGM</text:p>
        </text:list-item>
        <text:list-item>
          <text:p text:style-name="P126"><text:span text:style-name="T127">navržen na Nobelovu cenu, nedostal ji</text:span>, poté byl nominován ještě šestkrát</text:p>
        </text:list-item>
        <text:list-item>
          <text:p text:style-name="P128">jako první český spisovatel měl velký ohlas i v cizině</text:p>
        </text:list-item>
        <text:list-item>
          <text:p text:style-name="P129"><text:span text:style-name="T130">ve svém prvním období se soustředí hlavně na člověka jako jedince</text:span>, v dalším</text:p>
        </text:list-item>
      </text:list>
      <text:p text:style-name="Standard">období pak přesouvá pozornost na problémy celé společnosti (<text:span text:style-name="T131">strach z technického pokroku</text:span></text:p>
      <text:p text:style-name="Standard"><text:span text:style-name="T132">a fašismu</text:span>), jedná se o utopické období</text:p>
      <text:p text:style-name="Standard"/>
      <text:p text:style-name="Standard">Autoři doby:<text:s/></text:p>
      <text:list text:style-name="LFO2" text:continue-numbering="true">
        <text:list-item>
          <text:p text:style-name="P133">Josef Čapek (Báseň z koncentračního tábora),<text:s/></text:p>
        </text:list-item>
        <text:list-item>
          <text:p text:style-name="P134">Karel Poláček (Bylo nás pět),<text:s/></text:p>
        </text:list-item>
        <text:list-item>
          <text:p text:style-name="P135">Jan Werich a Jiří Voskovec (Caesar),<text:s/></text:p>
        </text:list-item>
        <text:list-item>
          <text:p text:style-name="P136">Eduard Baas (Klapzubova jedenáctka)</text:p>
        </text:list-item>
      </text:list>
      <text:p text:style-name="Standard">Další známé dílo:</text:p>
      <text:list text:style-name="LFO2" text:continue-numbering="true">
        <text:list-item>
          <text:p text:style-name="P137">Povídky z jedné a druhé kapsy</text:p>
        </text:list-item>
        <text:list-item>
          <text:p text:style-name="P138">Továrna na Absolutno</text:p>
        </text:list-item>
        <text:list-item>
          <text:p text:style-name="P139"><text:span text:style-name="T140">Bílá nemoc</text:span>,<text:s/></text:p>
        </text:list-item>
        <text:list-item>
          <text:p text:style-name="P141"><text:span text:style-name="T142">Matka</text:span></text:p>
        </text:list-item>
      </text:list>
      <text:p text:style-name="P143"><text:span text:style-name="T144">Literárně-historický kontext:</text:span></text:p>
      <text:list text:style-name="LFO6" text:continue-numbering="true">
        <text:list-item>
          <text:p text:style-name="P145"><text:span text:style-name="T146">Modernismus:</text:span></text:p>
          <text:list text:continue-numbering="true">
            <text:list-item>
              <text:p text:style-name="P147">20. století, reflexe rychlých společenských a technologických změn.</text:p>
            </text:list-item>
            <text:list-item>
              <text:p text:style-name="P148">Kritika zneužívání technologií a neetických praktik.</text:p>
            </text:list-item>
            <text:list-item>
              <text:p text:style-name="P149">Důraz na experimentování s formou a stylem.</text:p>
            </text:list-item>
          </text:list>
        </text:list-item>
        <text:list-item>
          <text:p text:style-name="P150"><text:span text:style-name="T151">Meziválečné období:</text:span></text:p>
          <text:list text:continue-numbering="true">
            <text:list-item>
              <text:p text:style-name="P152">Období mezi první a druhou světovou válkou.</text:p>
            </text:list-item>
            <text:list-item>
              <text:p text:style-name="P153">Reflexe rostoucího nacionalismu, kolonialismu a globálních konfliktů.</text:p>
            </text:list-item>
            <text:list-item>
              <text:p text:style-name="P154"><text:span text:style-name="T155">Utopické a dystopické vize budoucnosti, kritika současného stavu společnosti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álníweb" style:display-name="Normální (web)" style:family="paragraph" style:parent-style-name="Normální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SimSu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SimSu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Liquidizer .</dc:creator>
    <meta:creation-date>2023-02-07T10:14:00Z</meta:creation-date>
    <dc:date>2024-05-20T17:00:00Z</dc:date>
    <meta:template xlink:href="Normal.dotm" xlink:type="simple"/>
    <meta:editing-cycles>3</meta:editing-cycles>
    <meta:editing-duration>PT9000S</meta:editing-duration>
    <meta:document-statistic meta:page-count="5" meta:paragraph-count="14" meta:word-count="1080" meta:character-count="7222" meta:row-count="51" meta:non-whitespace-character-count="6156"/>
  </office:meta>
</office:document-meta>
</file>